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d6f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F(ms)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blackscholes</text:p>
          </table:table-cell>
          <table:table-cell office:value-type="float" office:value="132.841" calcext:value-type="float">
            <text:p>132,841</text:p>
          </table:table-cell>
          <table:table-cell office:value-type="float" office:value="184.0845" calcext:value-type="float">
            <text:p>184,0845</text:p>
          </table:table-cell>
          <table:table-cell office:value-type="float" office:value="215.01" calcext:value-type="float">
            <text:p>215,01</text:p>
          </table:table-cell>
          <table:table-cell table:formula="of:=[.D1]/[.C1]" office:value-type="float" office:value="1.16799621912763" calcext:value-type="float">
            <text:p>1,167996219127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odytrack</text:p>
          </table:table-cell>
          <table:table-cell office:value-type="float" office:value="235.328" calcext:value-type="float">
            <text:p>235,328</text:p>
          </table:table-cell>
          <table:table-cell office:value-type="float" office:value="701.403" calcext:value-type="float">
            <text:p>701,403</text:p>
          </table:table-cell>
          <table:table-cell office:value-type="float" office:value="801.725" calcext:value-type="float">
            <text:p>801,725</text:p>
          </table:table-cell>
          <table:table-cell table:formula="of:=[.D2]/[.C2]" office:value-type="float" office:value="1.14303046893156" calcext:value-type="float">
            <text:p>1,143030468931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neal</text:p>
          </table:table-cell>
          <table:table-cell office:value-type="float" office:value="1736.04" calcext:value-type="float">
            <text:p>1736,04</text:p>
          </table:table-cell>
          <table:table-cell office:value-type="float" office:value="695.006" calcext:value-type="float">
            <text:p>695,006</text:p>
          </table:table-cell>
          <table:table-cell office:value-type="float" office:value="853.472" calcext:value-type="float">
            <text:p>853,472</text:p>
          </table:table-cell>
          <table:table-cell table:formula="of:=[.D3]/[.C3]" office:value-type="float" office:value="1.22800666469066" calcext:value-type="float">
            <text:p>1,228006664690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dup</text:p>
          </table:table-cell>
          <table:table-cell office:value-type="float" office:value="675.815" calcext:value-type="float">
            <text:p>675,815</text:p>
          </table:table-cell>
          <table:table-cell office:value-type="float" office:value="591.719" calcext:value-type="float">
            <text:p>591,719</text:p>
          </table:table-cell>
          <table:table-cell office:value-type="float" office:value="748.926" calcext:value-type="float">
            <text:p>748,926</text:p>
          </table:table-cell>
          <table:table-cell table:formula="of:=[.D4]/[.C4]" office:value-type="float" office:value="1.26567847238301" calcext:value-type="float">
            <text:p>1,265678472383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uidanimate</text:p>
          </table:table-cell>
          <table:table-cell office:value-type="float" office:value="178.571" calcext:value-type="float">
            <text:p>178,571</text:p>
          </table:table-cell>
          <table:table-cell office:value-type="float" office:value="530.599" calcext:value-type="float">
            <text:p>530,599</text:p>
          </table:table-cell>
          <table:table-cell office:value-type="float" office:value="693.519" calcext:value-type="float">
            <text:p>693,519</text:p>
          </table:table-cell>
          <table:table-cell table:formula="of:=[.D5]/[.C5]" office:value-type="float" office:value="1.30704920288203" calcext:value-type="float">
            <text:p>1,307049202882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eqmine</text:p>
          </table:table-cell>
          <table:table-cell office:value-type="float" office:value="224.999" calcext:value-type="float">
            <text:p>224,999</text:p>
          </table:table-cell>
          <table:table-cell office:value-type="float" office:value="482.374428571429" calcext:value-type="float">
            <text:p>482,374428571429</text:p>
          </table:table-cell>
          <table:table-cell office:value-type="float" office:value="667.13" calcext:value-type="float">
            <text:p>667,13</text:p>
          </table:table-cell>
          <table:table-cell table:formula="of:=[.D6]/[.C6]" office:value-type="float" office:value="1.38301278112053" calcext:value-type="float">
            <text:p>1,383012781120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eamcluster</text:p>
          </table:table-cell>
          <table:table-cell office:value-type="float" office:value="193.027" calcext:value-type="float">
            <text:p>193,027</text:p>
          </table:table-cell>
          <table:table-cell office:value-type="float" office:value="2312.965125" calcext:value-type="float">
            <text:p>2312,965125</text:p>
          </table:table-cell>
          <table:table-cell office:value-type="float" office:value="3626.86" calcext:value-type="float">
            <text:p>3626,86</text:p>
          </table:table-cell>
          <table:table-cell table:formula="of:=[.D7]/[.C7]" office:value-type="float" office:value="1.56805650063574" calcext:value-type="float">
            <text:p>1,568056500635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waptions</text:p>
          </table:table-cell>
          <table:table-cell office:value-type="float" office:value="15127.1" calcext:value-type="float">
            <text:p>15127,1</text:p>
          </table:table-cell>
          <table:table-cell office:value-type="float" office:value="2074.93255555556" calcext:value-type="float">
            <text:p>2074,93255555556</text:p>
          </table:table-cell>
          <table:table-cell office:value-type="float" office:value="3420.15" calcext:value-type="float">
            <text:p>3420,15</text:p>
          </table:table-cell>
          <table:table-cell table:formula="of:=[.D8]/[.C8]" office:value-type="float" office:value="1.6483186361131" calcext:value-type="float">
            <text:p>1,64831863611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264</text:p>
          </table:table-cell>
          <table:table-cell office:value-type="float" office:value="170.672" calcext:value-type="float">
            <text:p>170,67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.16799621912763" calcext:value-type="float">
            <text:p>1,16799621912763</text:p>
          </table:table-cell>
          <table:table-cell office:value-type="float" office:value="1.40975897439248" calcext:value-type="float">
            <text:p>1,40975897439248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.14303046893156" calcext:value-type="float">
            <text:p>1,14303046893156</text:p>
          </table:table-cell>
          <table:table-cell office:value-type="float" office:value="1.60693345648476" calcext:value-type="float">
            <text:p>1,6069334564847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.22800666469066" calcext:value-type="float">
            <text:p>1,22800666469066</text:p>
          </table:table-cell>
          <table:table-cell office:value-type="float" office:value="1.65461577036706" calcext:value-type="float">
            <text:p>1,6546157703670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.26567847238301" calcext:value-type="float">
            <text:p>1,26567847238301</text:p>
          </table:table-cell>
          <table:table-cell office:value-type="float" office:value="1.7563455607661" calcext:value-type="float">
            <text:p>1,756345560766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1.30704920288203" calcext:value-type="float">
            <text:p>1,30704920288203</text:p>
          </table:table-cell>
          <table:table-cell office:value-type="float" office:value="1.7475840906563" calcext:value-type="float">
            <text:p>1,747584090656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.38301278112053" calcext:value-type="float">
            <text:p>1,38301278112053</text:p>
          </table:table-cell>
          <table:table-cell office:value-type="float" office:value="1.74557864341002" calcext:value-type="float">
            <text:p>1,74557864341002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1.56805650063574" calcext:value-type="float">
            <text:p>1,56805650063574</text:p>
          </table:table-cell>
          <table:table-cell office:value-type="float" office:value="1.75611113111967" calcext:value-type="float">
            <text:p>1,7561111311196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.6483186361131" calcext:value-type="float">
            <text:p>1,6483186361131</text:p>
          </table:table-cell>
          <table:table-cell office:value-type="float" office:value="1.77800426908105" calcext:value-type="float">
            <text:p>1,77800426908105</text:p>
          </table:table-cell>
          <table:table-cell table:number-columns-repeated="3"/>
        </table:table-row>
        <table:table-row table:style-name="ro1" table:number-rows-repeated="18">
          <table:table-cell table:number-columns-repeated="12"/>
        </table:table-row>
        <table:table-row table:style-name="ro1">
          <table:table-cell office:value-type="string" calcext:value-type="string">
            <text:p>blackscholes</text:p>
          </table:table-cell>
          <table:table-cell office:value-type="float" office:value="132.841" calcext:value-type="float">
            <text:p>132,841</text:p>
          </table:table-cell>
          <table:table-cell table:formula="of:=AVERAGE([.B38:.B39])" office:value-type="float" office:value="184.0845" calcext:value-type="float">
            <text:p>184,0845</text:p>
          </table:table-cell>
          <table:table-cell table:formula="of:=STDEV([.B38:.B39])" office:value-type="float" office:value="72.4692526834657" calcext:value-type="float">
            <text:p>72,4692526834657</text:p>
          </table:table-cell>
          <table:table-cell table:formula="of:=AVERAGE([.B38:.B39])" office:value-type="float" office:value="184.0845" calcext:value-type="float">
            <text:p>184,0845</text:p>
          </table:table-cell>
          <table:table-cell office:value-type="float" office:value="215.01" calcext:value-type="float">
            <text:p>215,01</text:p>
          </table:table-cell>
          <table:table-cell table:formula="of:=[.F38]/[.E38]" office:value-type="float" office:value="1.16799621912763" calcext:value-type="float">
            <text:p>1,167996219127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dytrack</text:p>
          </table:table-cell>
          <table:table-cell office:value-type="float" office:value="235.328" calcext:value-type="float">
            <text:p>235,328</text:p>
          </table:table-cell>
          <table:table-cell table:formula="of:=AVERAGE([.B38:.B40])" office:value-type="float" office:value="701.403" calcext:value-type="float">
            <text:p>701,403</text:p>
          </table:table-cell>
          <table:table-cell table:formula="of:=STDEV([.B38:.B40])" office:value-type="float" office:value="897.486037562145" calcext:value-type="float">
            <text:p>897,486037562145</text:p>
          </table:table-cell>
          <table:table-cell table:formula="of:=AVERAGE([.B38:.B40])" office:value-type="float" office:value="701.403" calcext:value-type="float">
            <text:p>701,403</text:p>
          </table:table-cell>
          <table:table-cell office:value-type="float" office:value="801.725" calcext:value-type="float">
            <text:p>801,725</text:p>
          </table:table-cell>
          <table:table-cell table:formula="of:=[.F39]/[.E39]" office:value-type="float" office:value="1.14303046893156" calcext:value-type="float">
            <text:p>1,14303046893156</text:p>
          </table:table-cell>
          <table:table-cell/>
          <table:table-cell office:value-type="string" calcext:value-type="string">
            <text:p>blackscholes</text:p>
          </table:table-cell>
          <table:table-cell office:value-type="float" office:value="36.5285" calcext:value-type="float">
            <text:p>36,5285</text:p>
          </table:table-cell>
          <table:table-cell table:formula="of:=AVERAGE([.J39:.J40])" office:value-type="float" office:value="110.77125" calcext:value-type="float">
            <text:p>110,77125</text:p>
          </table:table-cell>
          <table:table-cell office:value-type="float" office:value="215.01" calcext:value-type="float">
            <text:p>215,01</text:p>
          </table:table-cell>
        </table:table-row>
        <table:table-row table:style-name="ro1">
          <table:table-cell office:value-type="string" calcext:value-type="string">
            <text:p>canneal</text:p>
          </table:table-cell>
          <table:table-cell office:value-type="float" office:value="1736.04" calcext:value-type="float">
            <text:p>1736,04</text:p>
          </table:table-cell>
          <table:table-cell table:formula="of:=AVERAGE([.B38:.B41])" office:value-type="float" office:value="695.006" calcext:value-type="float">
            <text:p>695,006</text:p>
          </table:table-cell>
          <table:table-cell table:formula="of:=STDEV([.B38:.B41])" office:value-type="float" office:value="732.905959075697" calcext:value-type="float">
            <text:p>732,905959075697</text:p>
          </table:table-cell>
          <table:table-cell table:formula="of:=AVERAGE([.B38:.B41])" office:value-type="float" office:value="695.006" calcext:value-type="float">
            <text:p>695,006</text:p>
          </table:table-cell>
          <table:table-cell office:value-type="float" office:value="853.472" calcext:value-type="float">
            <text:p>853,472</text:p>
          </table:table-cell>
          <table:table-cell table:formula="of:=[.F40]/[.E40]" office:value-type="float" office:value="1.22800666469066" calcext:value-type="float">
            <text:p>1,22800666469066</text:p>
          </table:table-cell>
          <table:table-cell/>
          <table:table-cell office:value-type="string" calcext:value-type="string">
            <text:p>bodytrack</text:p>
          </table:table-cell>
          <table:table-cell office:value-type="float" office:value="185.014" calcext:value-type="float">
            <text:p>185,014</text:p>
          </table:table-cell>
          <table:table-cell table:formula="of:=AVERAGE([.J39:.J41])" office:value-type="float" office:value="455.504166666667" calcext:value-type="float">
            <text:p>455,504166666667</text:p>
          </table:table-cell>
          <table:table-cell office:value-type="float" office:value="853.472" calcext:value-type="float">
            <text:p>853,472</text:p>
          </table:table-cell>
        </table:table-row>
        <table:table-row table:style-name="ro1">
          <table:table-cell office:value-type="string" calcext:value-type="string">
            <text:p>dedup</text:p>
          </table:table-cell>
          <table:table-cell office:value-type="float" office:value="675.815" calcext:value-type="float">
            <text:p>675,815</text:p>
          </table:table-cell>
          <table:table-cell table:formula="of:=AVERAGE([.B38:.B42])" office:value-type="float" office:value="591.719" calcext:value-type="float">
            <text:p>591,719</text:p>
          </table:table-cell>
          <table:table-cell table:formula="of:=STDEV([.B38:.B42])" office:value-type="float" office:value="675.42903437852" calcext:value-type="float">
            <text:p>675,42903437852</text:p>
          </table:table-cell>
          <table:table-cell table:formula="of:=AVERAGE([.B38:.B42])" office:value-type="float" office:value="591.719" calcext:value-type="float">
            <text:p>591,719</text:p>
          </table:table-cell>
          <table:table-cell office:value-type="float" office:value="748.926" calcext:value-type="float">
            <text:p>748,926</text:p>
          </table:table-cell>
          <table:table-cell table:formula="of:=[.F41]/[.E41]" office:value-type="float" office:value="1.26567847238301" calcext:value-type="float">
            <text:p>1,26567847238301</text:p>
          </table:table-cell>
          <table:table-cell/>
          <table:table-cell office:value-type="string" calcext:value-type="string">
            <text:p>dedup</text:p>
          </table:table-cell>
          <table:table-cell office:value-type="float" office:value="1144.97" calcext:value-type="float">
            <text:p>1144,97</text:p>
          </table:table-cell>
          <table:table-cell table:formula="of:=AVERAGE([.J39:.J42])" office:value-type="float" office:value="356.894275" calcext:value-type="float">
            <text:p>356,894275</text:p>
          </table:table-cell>
          <table:table-cell office:value-type="float" office:value="748.926" calcext:value-type="float">
            <text:p>748,926</text:p>
          </table:table-cell>
        </table:table-row>
        <table:table-row table:style-name="ro1">
          <table:table-cell office:value-type="string" calcext:value-type="string">
            <text:p>fluidanimate</text:p>
          </table:table-cell>
          <table:table-cell office:value-type="float" office:value="178.571" calcext:value-type="float">
            <text:p>178,571</text:p>
          </table:table-cell>
          <table:table-cell table:formula="of:=AVERAGE([.B38:.B43])" office:value-type="float" office:value="530.599" calcext:value-type="float">
            <text:p>530,599</text:p>
          </table:table-cell>
          <table:table-cell table:formula="of:=STDEV([.B38:.B43])" office:value-type="float" office:value="622.39652215063" calcext:value-type="float">
            <text:p>622,39652215063</text:p>
          </table:table-cell>
          <table:table-cell table:formula="of:=AVERAGE([.B38:.B43])" office:value-type="float" office:value="530.599" calcext:value-type="float">
            <text:p>530,599</text:p>
          </table:table-cell>
          <table:table-cell office:value-type="float" office:value="693.519" calcext:value-type="float">
            <text:p>693,519</text:p>
          </table:table-cell>
          <table:table-cell table:formula="of:=[.F42]/[.E42]" office:value-type="float" office:value="1.30704920288203" calcext:value-type="float">
            <text:p>1,30704920288203</text:p>
          </table:table-cell>
          <table:table-cell/>
          <table:table-cell office:value-type="string" calcext:value-type="string">
            <text:p>fluidanimate</text:p>
          </table:table-cell>
          <table:table-cell office:value-type="float" office:value="61.0646" calcext:value-type="float">
            <text:p>61,0646</text:p>
          </table:table-cell>
          <table:table-cell table:formula="of:=AVERAGE([.J39:.J43])" office:value-type="float" office:value="294.43896" calcext:value-type="float">
            <text:p>294,43896</text:p>
          </table:table-cell>
          <table:table-cell office:value-type="float" office:value="693.519" calcext:value-type="float">
            <text:p>693,519</text:p>
          </table:table-cell>
        </table:table-row>
        <table:table-row table:style-name="ro1">
          <table:table-cell office:value-type="string" calcext:value-type="string">
            <text:p>freqmine</text:p>
          </table:table-cell>
          <table:table-cell office:value-type="float" office:value="224.999" calcext:value-type="float">
            <text:p>224,999</text:p>
          </table:table-cell>
          <table:table-cell table:formula="of:=AVERAGE([.B38:.B44])" office:value-type="float" office:value="482.374428571429" calcext:value-type="float">
            <text:p>482,374428571429</text:p>
          </table:table-cell>
          <table:table-cell table:formula="of:=STDEV([.B38:.B44])" office:value-type="float" office:value="582.317602928693" calcext:value-type="float">
            <text:p>582,317602928693</text:p>
          </table:table-cell>
          <table:table-cell table:formula="of:=AVERAGE([.B38:.B44])" office:value-type="float" office:value="482.374428571429" calcext:value-type="float">
            <text:p>482,374428571429</text:p>
          </table:table-cell>
          <table:table-cell office:value-type="float" office:value="667.13" calcext:value-type="float">
            <text:p>667,13</text:p>
          </table:table-cell>
          <table:table-cell table:formula="of:=[.F43]/[.E43]" office:value-type="float" office:value="1.38301278112053" calcext:value-type="float">
            <text:p>1,38301278112053</text:p>
          </table:table-cell>
          <table:table-cell/>
          <table:table-cell office:value-type="string" calcext:value-type="string">
            <text:p>freqmine</text:p>
          </table:table-cell>
          <table:table-cell office:value-type="float" office:value="44.6177" calcext:value-type="float">
            <text:p>44,6177</text:p>
          </table:table-cell>
          <table:table-cell table:formula="of:=AVERAGE([.J39:.J44])" office:value-type="float" office:value="257.523316666667" calcext:value-type="float">
            <text:p>257,523316666667</text:p>
          </table:table-cell>
          <table:table-cell office:value-type="float" office:value="667.13" calcext:value-type="float">
            <text:p>667,13</text:p>
          </table:table-cell>
        </table:table-row>
        <table:table-row table:style-name="ro1">
          <table:table-cell office:value-type="string" calcext:value-type="string">
            <text:p>streamcluster</text:p>
          </table:table-cell>
          <table:table-cell office:value-type="float" office:value="193.027" calcext:value-type="float">
            <text:p>193,027</text:p>
          </table:table-cell>
          <table:table-cell table:formula="of:=AVERAGE([.B38:.B45])" office:value-type="float" office:value="2312.965125" calcext:value-type="float">
            <text:p>2312,965125</text:p>
          </table:table-cell>
          <table:table-cell table:formula="of:=STDEV([.B38:.B45])" office:value-type="float" office:value="5205.68441258113" calcext:value-type="float">
            <text:p>5205,68441258113</text:p>
          </table:table-cell>
          <table:table-cell table:formula="of:=AVERAGE([.B38:.B45])" office:value-type="float" office:value="2312.965125" calcext:value-type="float">
            <text:p>2312,965125</text:p>
          </table:table-cell>
          <table:table-cell office:value-type="float" office:value="3626.86" calcext:value-type="float">
            <text:p>3626,86</text:p>
          </table:table-cell>
          <table:table-cell table:formula="of:=[.F44]/[.E44]" office:value-type="float" office:value="1.56805650063574" calcext:value-type="float">
            <text:p>1,56805650063574</text:p>
          </table:table-cell>
          <table:table-cell/>
          <table:table-cell office:value-type="string" calcext:value-type="string">
            <text:p>streamcluster</text:p>
          </table:table-cell>
          <table:table-cell office:value-type="float" office:value="72.9451" calcext:value-type="float">
            <text:p>72,9451</text:p>
          </table:table-cell>
          <table:table-cell table:formula="of:=AVERAGE([.J39:.J45])" office:value-type="float" office:value="258.366985714286" calcext:value-type="float">
            <text:p>258,366985714286</text:p>
          </table:table-cell>
          <table:table-cell office:value-type="float" office:value="3692.7" calcext:value-type="float">
            <text:p>3692,7</text:p>
          </table:table-cell>
        </table:table-row>
        <table:table-row table:style-name="ro1">
          <table:table-cell office:value-type="string" calcext:value-type="string">
            <text:p>swaptions</text:p>
          </table:table-cell>
          <table:table-cell office:value-type="float" office:value="15127.1" calcext:value-type="float">
            <text:p>15127,1</text:p>
          </table:table-cell>
          <table:table-cell table:formula="of:=AVERAGE([.B38:.B46])" office:value-type="float" office:value="2074.93255555556" calcext:value-type="float">
            <text:p>2074,93255555556</text:p>
          </table:table-cell>
          <table:table-cell table:formula="of:=STDEV([.B38:.B46])" office:value-type="float" office:value="4921.55381612487" calcext:value-type="float">
            <text:p>4921,55381612487</text:p>
          </table:table-cell>
          <table:table-cell table:formula="of:=AVERAGE([.B38:.B46])" office:value-type="float" office:value="2074.93255555556" calcext:value-type="float">
            <text:p>2074,93255555556</text:p>
          </table:table-cell>
          <table:table-cell office:value-type="float" office:value="3420.15" calcext:value-type="float">
            <text:p>3420,15</text:p>
          </table:table-cell>
          <table:table-cell table:formula="of:=[.F45]/[.E45]" office:value-type="float" office:value="1.6483186361131" calcext:value-type="float">
            <text:p>1,6483186361131</text:p>
          </table:table-cell>
          <table:table-cell/>
          <table:table-cell office:value-type="string" calcext:value-type="string">
            <text:p>swaptions</text:p>
          </table:table-cell>
          <table:table-cell office:value-type="float" office:value="263.429" calcext:value-type="float">
            <text:p>263,429</text:p>
          </table:table-cell>
          <table:table-cell table:formula="of:=AVERAGE([.J39:.J46])" office:value-type="float" office:value="231.6854375" calcext:value-type="float">
            <text:p>231,6854375</text:p>
          </table:table-cell>
          <table:table-cell office:value-type="float" office:value="4159.1" calcext:value-type="float">
            <text:p>4159,1</text:p>
          </table:table-cell>
        </table:table-row>
        <table:table-row table:style-name="ro1">
          <table:table-cell office:value-type="string" calcext:value-type="string">
            <text:p>x264</text:p>
          </table:table-cell>
          <table:table-cell office:value-type="float" office:value="170.672" calcext:value-type="float">
            <text:p>170,672</text:p>
          </table:table-cell>
          <table:table-cell table:number-columns-repeated="6"/>
          <table:table-cell office:value-type="string" calcext:value-type="string">
            <text:p>x264</text:p>
          </table:table-cell>
          <table:table-cell office:value-type="float" office:value="44.9146" calcext:value-type="float">
            <text:p>44,9146</text:p>
          </table:table-cell>
          <table:table-cell table:number-columns-repeated="2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lackscholes</text:p>
          </table:table-cell>
          <table:table-cell office:value-type="float" office:value="1781" calcext:value-type="float">
            <text:p>1781</text:p>
          </table:table-cell>
          <table:table-cell office:value-type="float" office:value="132.841" calcext:value-type="float">
            <text:p>132,8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dytrack</text:p>
          </table:table-cell>
          <table:table-cell office:value-type="float" office:value="1705" calcext:value-type="float">
            <text:p>1705</text:p>
          </table:table-cell>
          <table:table-cell office:value-type="float" office:value="235.328" calcext:value-type="float">
            <text:p>235,32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anneal</text:p>
          </table:table-cell>
          <table:table-cell office:value-type="string" calcext:value-type="string">
            <text:p>8902.5</text:p>
          </table:table-cell>
          <table:table-cell office:value-type="float" office:value="1736.04" calcext:value-type="float">
            <text:p>1736,0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edup</text:p>
          </table:table-cell>
          <table:table-cell office:value-type="float" office:value="1542" calcext:value-type="float">
            <text:p>1542</text:p>
          </table:table-cell>
          <table:table-cell office:value-type="float" office:value="675.815" calcext:value-type="float">
            <text:p>675,8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luidanimate</text:p>
          </table:table-cell>
          <table:table-cell office:value-type="string" calcext:value-type="string">
            <text:p>3084.5</text:p>
          </table:table-cell>
          <table:table-cell office:value-type="float" office:value="178.571" calcext:value-type="float">
            <text:p>178,5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reqmine</text:p>
          </table:table-cell>
          <table:table-cell office:value-type="float" office:value="2305" calcext:value-type="float">
            <text:p>2305</text:p>
          </table:table-cell>
          <table:table-cell office:value-type="float" office:value="224.999" calcext:value-type="float">
            <text:p>224,9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raytrace</text:p>
          </table:table-cell>
          <table:table-cell office:value-type="float" office:value="360" calcext:value-type="float">
            <text:p>360</text:p>
          </table:table-cell>
          <table:table-cell office:value-type="float" office:value="865.653" calcext:value-type="float">
            <text:p>865,65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reamcluster</text:p>
          </table:table-cell>
          <table:table-cell office:value-type="string" calcext:value-type="string">
            <text:p>3702.5</text:p>
          </table:table-cell>
          <table:table-cell office:value-type="float" office:value="193.027" calcext:value-type="float">
            <text:p>193,02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waptions</text:p>
          </table:table-cell>
          <table:table-cell office:value-type="float" office:value="1847" calcext:value-type="float">
            <text:p>1847</text:p>
          </table:table-cell>
          <table:table-cell office:value-type="float" office:value="15127.1" calcext:value-type="float">
            <text:p>15127,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264</text:p>
          </table:table-cell>
          <table:table-cell office:value-type="float" office:value="1471" calcext:value-type="float">
            <text:p>1471</text:p>
          </table:table-cell>
          <table:table-cell office:value-type="float" office:value="170.672" calcext:value-type="float">
            <text:p>170,672</text:p>
          </table:table-cell>
          <table:table-cell table:number-columns-repeated="7"/>
        </table:table-row>
      </table:table>
      <table:table table:name="execution_time(sec)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lackscholes</text:p>
          </table:table-cell>
          <table:table-cell office:value-type="float" office:value="64.9933" calcext:value-type="float">
            <text:p>64,9933</text:p>
          </table:table-cell>
          <table:table-cell table:formula="of:=AVERAGE([.B1:.B2])" office:value-type="float" office:value="84.18815" calcext:value-type="float">
            <text:p>84,18815</text:p>
          </table:table-cell>
          <table:table-cell table:number-columns-repeated="2"/>
          <table:table-cell office:value-type="float" office:value="118.685" calcext:value-type="float">
            <text:p>118,685</text:p>
          </table:table-cell>
          <table:table-cell table:formula="of:=[.F1]/[.C1]" office:value-type="float" office:value="1.40975897439248" calcext:value-type="float">
            <text:p>1,40975897439248</text:p>
          </table:table-cell>
        </table:table-row>
        <table:table-row table:style-name="ro1">
          <table:table-cell office:value-type="string" calcext:value-type="string">
            <text:p>bodytrack</text:p>
          </table:table-cell>
          <table:table-cell office:value-type="float" office:value="103.383" calcext:value-type="float">
            <text:p>103,383</text:p>
          </table:table-cell>
          <table:table-cell table:formula="of:=AVERAGE([.B1:.B3])" office:value-type="float" office:value="114.186433333333" calcext:value-type="float">
            <text:p>114,186433333333</text:p>
          </table:table-cell>
          <table:table-cell table:number-columns-repeated="2"/>
          <table:table-cell office:value-type="float" office:value="183.49" calcext:value-type="float">
            <text:p>183,49</text:p>
          </table:table-cell>
          <table:table-cell table:formula="of:=[.F2]/[.C2]" office:value-type="float" office:value="1.60693345648476" calcext:value-type="float">
            <text:p>1,60693345648476</text:p>
          </table:table-cell>
        </table:table-row>
        <table:table-row table:style-name="ro1">
          <table:table-cell office:value-type="string" calcext:value-type="string">
            <text:p>canneal</text:p>
          </table:table-cell>
          <table:table-cell office:value-type="float" office:value="174.183" calcext:value-type="float">
            <text:p>174,183</text:p>
          </table:table-cell>
          <table:table-cell table:formula="of:=AVERAGE([.B1:.B4])" office:value-type="float" office:value="91.729" calcext:value-type="float">
            <text:p>91,729</text:p>
          </table:table-cell>
          <table:table-cell table:number-columns-repeated="2"/>
          <table:table-cell office:value-type="float" office:value="151.77625" calcext:value-type="float">
            <text:p>151,77625</text:p>
          </table:table-cell>
          <table:table-cell table:formula="of:=[.F3]/[.C3]" office:value-type="float" office:value="1.65461577036706" calcext:value-type="float">
            <text:p>1,65461577036706</text:p>
          </table:table-cell>
        </table:table-row>
        <table:table-row table:style-name="ro1">
          <table:table-cell office:value-type="string" calcext:value-type="string">
            <text:p>dedup</text:p>
          </table:table-cell>
          <table:table-cell office:value-type="float" office:value="24.3567" calcext:value-type="float">
            <text:p>24,3567</text:p>
          </table:table-cell>
          <table:table-cell table:formula="of:=AVERAGE([.B1:.B5])" office:value-type="float" office:value="116.6012" calcext:value-type="float">
            <text:p>116,6012</text:p>
          </table:table-cell>
          <table:table-cell table:number-columns-repeated="2"/>
          <table:table-cell office:value-type="float" office:value="204.792" calcext:value-type="float">
            <text:p>204,792</text:p>
          </table:table-cell>
          <table:table-cell table:formula="of:=[.F4]/[.C4]" office:value-type="float" office:value="1.7563455607661" calcext:value-type="float">
            <text:p>1,7563455607661</text:p>
          </table:table-cell>
        </table:table-row>
        <table:table-row table:style-name="ro1">
          <table:table-cell office:value-type="string" calcext:value-type="string">
            <text:p>fluidanimate</text:p>
          </table:table-cell>
          <table:table-cell office:value-type="float" office:value="216.09" calcext:value-type="float">
            <text:p>216,09</text:p>
          </table:table-cell>
          <table:table-cell table:formula="of:=AVERAGE([.B1:.B6])" office:value-type="float" office:value="152.841" calcext:value-type="float">
            <text:p>152,841</text:p>
          </table:table-cell>
          <table:table-cell table:number-columns-repeated="2"/>
          <table:table-cell office:value-type="float" office:value="267.1025" calcext:value-type="float">
            <text:p>267,1025</text:p>
          </table:table-cell>
          <table:table-cell table:formula="of:=[.F5]/[.C5]" office:value-type="float" office:value="1.7475840906563" calcext:value-type="float">
            <text:p>1,7475840906563</text:p>
          </table:table-cell>
        </table:table-row>
        <table:table-row table:style-name="ro1">
          <table:table-cell office:value-type="string" calcext:value-type="string">
            <text:p>freqmine</text:p>
          </table:table-cell>
          <table:table-cell office:value-type="float" office:value="334.04" calcext:value-type="float">
            <text:p>334,04</text:p>
          </table:table-cell>
          <table:table-cell table:formula="of:=AVERAGE([.B1:.B7])" office:value-type="float" office:value="185.818857142857" calcext:value-type="float">
            <text:p>185,818857142857</text:p>
          </table:table-cell>
          <table:table-cell table:number-columns-repeated="2"/>
          <table:table-cell office:value-type="float" office:value="324.361428571429" calcext:value-type="float">
            <text:p>324,361428571429</text:p>
          </table:table-cell>
          <table:table-cell table:formula="of:=[.F6]/[.C6]" office:value-type="float" office:value="1.74557864341002" calcext:value-type="float">
            <text:p>1,74557864341002</text:p>
          </table:table-cell>
        </table:table-row>
        <table:table-row table:style-name="ro1">
          <table:table-cell office:value-type="string" calcext:value-type="string">
            <text:p>streamcluster</text:p>
          </table:table-cell>
          <table:table-cell office:value-type="float" office:value="383.686" calcext:value-type="float">
            <text:p>383,686</text:p>
          </table:table-cell>
          <table:table-cell table:formula="of:=AVERAGE([.B1:.B8])" office:value-type="float" office:value="201.30275" calcext:value-type="float">
            <text:p>201,30275</text:p>
          </table:table-cell>
          <table:table-cell table:number-columns-repeated="2"/>
          <table:table-cell office:value-type="float" office:value="353.51" calcext:value-type="float">
            <text:p>353,51</text:p>
          </table:table-cell>
          <table:table-cell table:formula="of:=[.F7]/[.C7]" office:value-type="float" office:value="1.75611113111967" calcext:value-type="float">
            <text:p>1,75611113111967</text:p>
          </table:table-cell>
        </table:table-row>
        <table:table-row table:style-name="ro1">
          <table:table-cell office:value-type="string" calcext:value-type="string">
            <text:p>swaptions</text:p>
          </table:table-cell>
          <table:table-cell office:value-type="float" office:value="309.69" calcext:value-type="float">
            <text:p>309,69</text:p>
          </table:table-cell>
          <table:table-cell table:formula="of:=AVERAGE([.B1:.B9])" office:value-type="float" office:value="189.580222222222" calcext:value-type="float">
            <text:p>189,580222222222</text:p>
          </table:table-cell>
          <table:table-cell table:number-columns-repeated="2"/>
          <table:table-cell office:value-type="float" office:value="337.074444444444" calcext:value-type="float">
            <text:p>337,074444444444</text:p>
          </table:table-cell>
          <table:table-cell table:formula="of:=[.F8]/[.C8]" office:value-type="float" office:value="1.77800426908104" calcext:value-type="float">
            <text:p>1,77800426908104</text:p>
          </table:table-cell>
        </table:table-row>
        <table:table-row table:style-name="ro1">
          <table:table-cell office:value-type="string" calcext:value-type="string">
            <text:p>x264</text:p>
          </table:table-cell>
          <table:table-cell office:value-type="float" office:value="95.8" calcext:value-type="float">
            <text:p>95,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blackscholes</text:p>
          </table:table-cell>
          <table:table-cell office:value-type="float" office:value="96.73" calcext:value-type="float">
            <text:p>96,73</text:p>
          </table:table-cell>
          <table:table-cell table:number-columns-repeated="3"/>
          <table:table-cell table:formula="of:=AVERAGE([.B12:.B13])" office:value-type="float" office:value="118.685" calcext:value-type="float">
            <text:p>118,685</text:p>
          </table:table-cell>
          <table:table-cell/>
        </table:table-row>
        <table:table-row table:style-name="ro1">
          <table:table-cell office:value-type="string" calcext:value-type="string">
            <text:p>bodytrack</text:p>
          </table:table-cell>
          <table:table-cell office:value-type="float" office:value="140.64" calcext:value-type="float">
            <text:p>140,64</text:p>
          </table:table-cell>
          <table:table-cell table:number-columns-repeated="5"/>
        </table:table-row>
        <table:table-row table:style-name="ro1">
          <table:table-cell table:style-name="ce1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blackscholes</text:p>
          </table:table-cell>
          <table:table-cell office:value-type="float" office:value="122.94" calcext:value-type="float">
            <text:p>122,94</text:p>
          </table:table-cell>
          <table:table-cell table:number-columns-repeated="3"/>
          <table:table-cell table:formula="of:=AVERAGE([.B15:.B17])" office:value-type="float" office:value="183.49" calcext:value-type="float">
            <text:p>183,49</text:p>
          </table:table-cell>
          <table:table-cell/>
        </table:table-row>
        <table:table-row table:style-name="ro1">
          <table:table-cell office:value-type="string" calcext:value-type="string">
            <text:p>bodytrack</text:p>
          </table:table-cell>
          <table:table-cell office:value-type="float" office:value="160.8" calcext:value-type="float">
            <text:p>160,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neal</text:p>
          </table:table-cell>
          <table:table-cell office:value-type="float" office:value="266.73" calcext:value-type="float">
            <text:p>266,73</text:p>
          </table:table-cell>
          <table:table-cell table:number-columns-repeated="5"/>
        </table:table-row>
        <table:table-row table:style-name="ro1">
          <table:table-cell table:style-name="ce1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blackscholes</text:p>
          </table:table-cell>
          <table:table-cell office:value-type="float" office:value="122.05" calcext:value-type="float">
            <text:p>122,05</text:p>
          </table:table-cell>
          <table:table-cell table:number-columns-repeated="3"/>
          <table:table-cell table:formula="of:=AVERAGE([.B19:.B22])" office:value-type="float" office:value="151.77625" calcext:value-type="float">
            <text:p>151,77625</text:p>
          </table:table-cell>
          <table:table-cell/>
        </table:table-row>
        <table:table-row table:style-name="ro1">
          <table:table-cell office:value-type="string" calcext:value-type="string">
            <text:p>bodytrack</text:p>
          </table:table-cell>
          <table:table-cell office:value-type="float" office:value="155.965" calcext:value-type="float">
            <text:p>155,9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neal</text:p>
          </table:table-cell>
          <table:table-cell office:value-type="float" office:value="273.24" calcext:value-type="float">
            <text:p>273,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dup</text:p>
          </table:table-cell>
          <table:table-cell office:value-type="float" office:value="55.85" calcext:value-type="float">
            <text:p>55,85</text:p>
          </table:table-cell>
          <table:table-cell table:number-columns-repeated="5"/>
        </table:table-row>
        <table:table-row table:style-name="ro1">
          <table:table-cell table:style-name="ce1" office:value-type="float" office:value="4" calcext:value-type="float" table:number-columns-spanned="5" table:number-rows-spanned="1">
            <text:p>4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blackscholes</text:p>
          </table:table-cell>
          <table:table-cell office:value-type="float" office:value="118.95" calcext:value-type="float">
            <text:p>118,95</text:p>
          </table:table-cell>
          <table:table-cell table:number-columns-repeated="3"/>
          <table:table-cell table:formula="of:=AVERAGE([.B24:.B28])" office:value-type="float" office:value="204.792" calcext:value-type="float">
            <text:p>204,792</text:p>
          </table:table-cell>
          <table:table-cell/>
        </table:table-row>
        <table:table-row table:style-name="ro1">
          <table:table-cell office:value-type="string" calcext:value-type="string">
            <text:p>bodytrack</text:p>
          </table:table-cell>
          <table:table-cell office:value-type="float" office:value="168.325" calcext:value-type="float">
            <text:p>168,3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neal</text:p>
          </table:table-cell>
          <table:table-cell office:value-type="float" office:value="288.9" calcext:value-type="float">
            <text:p>288,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dup</text:p>
          </table:table-cell>
          <table:table-cell office:value-type="float" office:value="55.955" calcext:value-type="float">
            <text:p>55,9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uidanimate</text:p>
          </table:table-cell>
          <table:table-cell office:value-type="float" office:value="391.83" calcext:value-type="float">
            <text:p>391,83</text:p>
          </table:table-cell>
          <table:table-cell table:number-columns-repeated="5"/>
        </table:table-row>
        <table:table-row table:style-name="ro1">
          <table:table-cell table:style-name="ce1" office:value-type="float" office:value="5" calcext:value-type="float" table:number-columns-spanned="5" table:number-rows-spanned="1">
            <text:p>5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blackscholes</text:p>
          </table:table-cell>
          <table:table-cell office:value-type="float" office:value="117.49" calcext:value-type="float">
            <text:p>117,49</text:p>
          </table:table-cell>
          <table:table-cell table:number-columns-repeated="3"/>
          <table:table-cell table:formula="of:=AVERAGE([.B30:.B35])" office:value-type="float" office:value="267.1025" calcext:value-type="float">
            <text:p>267,1025</text:p>
          </table:table-cell>
          <table:table-cell/>
        </table:table-row>
        <table:table-row table:style-name="ro1">
          <table:table-cell office:value-type="string" calcext:value-type="string">
            <text:p>bodytrack</text:p>
          </table:table-cell>
          <table:table-cell office:value-type="float" office:value="170.79" calcext:value-type="float">
            <text:p>170,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neal</text:p>
          </table:table-cell>
          <table:table-cell office:value-type="float" office:value="290.925" calcext:value-type="float">
            <text:p>290,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dup</text:p>
          </table:table-cell>
          <table:table-cell office:value-type="float" office:value="56.61" calcext:value-type="float">
            <text:p>56,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uidanimate</text:p>
          </table:table-cell>
          <table:table-cell office:value-type="float" office:value="412.805" calcext:value-type="float">
            <text:p>412,8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qmine</text:p>
          </table:table-cell>
          <table:table-cell office:value-type="float" office:value="553.995" calcext:value-type="float">
            <text:p>553,995</text:p>
          </table:table-cell>
          <table:table-cell table:number-columns-repeated="5"/>
        </table:table-row>
        <table:table-row table:style-name="ro1">
          <table:table-cell table:style-name="ce1" office:value-type="float" office:value="6" calcext:value-type="float" table:number-columns-spanned="5" table:number-rows-spanned="1">
            <text:p>6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blackscholes</text:p>
          </table:table-cell>
          <table:table-cell office:value-type="float" office:value="118.2" calcext:value-type="float">
            <text:p>118,2</text:p>
          </table:table-cell>
          <table:table-cell table:number-columns-repeated="3"/>
          <table:table-cell table:formula="of:=AVERAGE([.B37:.B43])" office:value-type="float" office:value="324.361428571429" calcext:value-type="float">
            <text:p>324,361428571429</text:p>
          </table:table-cell>
          <table:table-cell/>
        </table:table-row>
        <table:table-row table:style-name="ro1">
          <table:table-cell office:value-type="string" calcext:value-type="string">
            <text:p>bodytrack</text:p>
          </table:table-cell>
          <table:table-cell office:value-type="float" office:value="177.5" calcext:value-type="float">
            <text:p>177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neal</text:p>
          </table:table-cell>
          <table:table-cell office:value-type="float" office:value="283.15" calcext:value-type="float">
            <text:p>283,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dup</text:p>
          </table:table-cell>
          <table:table-cell office:value-type="float" office:value="55.4" calcext:value-type="float">
            <text:p>55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uidanimate</text:p>
          </table:table-cell>
          <table:table-cell office:value-type="float" office:value="416.46" calcext:value-type="float">
            <text:p>416,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qmine</text:p>
          </table:table-cell>
          <table:table-cell office:value-type="float" office:value="617.715" calcext:value-type="float">
            <text:p>617,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amcluster</text:p>
          </table:table-cell>
          <table:table-cell office:value-type="float" office:value="602.105" calcext:value-type="float">
            <text:p>602,105</text:p>
          </table:table-cell>
          <table:table-cell table:number-columns-repeated="5"/>
        </table:table-row>
        <table:table-row table:style-name="ro1">
          <table:table-cell table:style-name="ce1" office:value-type="float" office:value="7" calcext:value-type="float" table:number-columns-spanned="5" table:number-rows-spanned="1">
            <text:p>7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blackscholes</text:p>
          </table:table-cell>
          <table:table-cell office:value-type="float" office:value="115.83" calcext:value-type="float">
            <text:p>115,83</text:p>
          </table:table-cell>
          <table:table-cell table:number-columns-repeated="3"/>
          <table:table-cell table:formula="of:=AVERAGE([.B45:.B52])" office:value-type="float" office:value="353.51" calcext:value-type="float">
            <text:p>353,51</text:p>
          </table:table-cell>
          <table:table-cell/>
        </table:table-row>
        <table:table-row table:style-name="ro1">
          <table:table-cell office:value-type="string" calcext:value-type="string">
            <text:p>bodytrack</text:p>
          </table:table-cell>
          <table:table-cell office:value-type="float" office:value="175.22" calcext:value-type="float">
            <text:p>175,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neal</text:p>
          </table:table-cell>
          <table:table-cell office:value-type="float" office:value="295.81" calcext:value-type="float">
            <text:p>295,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dup</text:p>
          </table:table-cell>
          <table:table-cell office:value-type="float" office:value="54.26" calcext:value-type="float">
            <text:p>54,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uidanimate</text:p>
          </table:table-cell>
          <table:table-cell office:value-type="float" office:value="401.73" calcext:value-type="float">
            <text:p>401,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qmine</text:p>
          </table:table-cell>
          <table:table-cell office:value-type="float" office:value="608.4" calcext:value-type="float">
            <text:p>608,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amcluster</text:p>
          </table:table-cell>
          <table:table-cell office:value-type="float" office:value="603.31" calcext:value-type="float">
            <text:p>603,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ptions</text:p>
          </table:table-cell>
          <table:table-cell office:value-type="float" office:value="573.52" calcext:value-type="float">
            <text:p>573,52</text:p>
          </table:table-cell>
          <table:table-cell table:number-columns-repeated="5"/>
        </table:table-row>
        <table:table-row table:style-name="ro1">
          <table:table-cell table:style-name="ce1" table:number-columns-spanned="5" table:number-rows-spanned="1"/>
          <table:covered-table-cell office:value-type="float" office:value="573.52" calcext:value-type="float">
            <text:p>573,52</text:p>
          </table:covered-table-cell>
          <table:covered-table-cell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blackscholes</text:p>
          </table:table-cell>
          <table:table-cell office:value-type="float" office:value="118.79" calcext:value-type="float">
            <text:p>118,79</text:p>
          </table:table-cell>
          <table:table-cell table:number-columns-repeated="3"/>
          <table:table-cell table:formula="of:=AVERAGE([.B54:.B62])" office:value-type="float" office:value="337.074444444444" calcext:value-type="float">
            <text:p>337,074444444444</text:p>
          </table:table-cell>
          <table:table-cell/>
        </table:table-row>
        <table:table-row table:style-name="ro1">
          <table:table-cell office:value-type="string" calcext:value-type="string">
            <text:p>bodytrack</text:p>
          </table:table-cell>
          <table:table-cell office:value-type="float" office:value="178.54" calcext:value-type="float">
            <text:p>178,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neal</text:p>
          </table:table-cell>
          <table:table-cell office:value-type="float" office:value="297.12" calcext:value-type="float">
            <text:p>297,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dup</text:p>
          </table:table-cell>
          <table:table-cell office:value-type="float" office:value="54.72" calcext:value-type="float">
            <text:p>54,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uidanimate</text:p>
          </table:table-cell>
          <table:table-cell office:value-type="float" office:value="409.12" calcext:value-type="float">
            <text:p>409,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qmine</text:p>
          </table:table-cell>
          <table:table-cell office:value-type="float" office:value="616.05" calcext:value-type="float">
            <text:p>616,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amcluster</text:p>
          </table:table-cell>
          <table:table-cell office:value-type="float" office:value="626.52" calcext:value-type="float">
            <text:p>626,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ptions</text:p>
          </table:table-cell>
          <table:table-cell office:value-type="float" office:value="578.11" calcext:value-type="float">
            <text:p>578,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264</text:p>
          </table:table-cell>
          <table:table-cell office:value-type="float" office:value="154.7" calcext:value-type="float">
            <text:p>154,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0">00/00/0000</text:date>, <text:time style:data-style-name="N2" text:time-value="20:15:34.0891165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9T13:21:50.375922684</meta:creation-date>
    <dc:date>2022-10-10T20:58:52.037203116</dc:date>
    <meta:editing-duration>PT2H27M5S</meta:editing-duration>
    <meta:editing-cycles>11</meta:editing-cycles>
    <meta:generator>LibreOffice/6.0.7.3$Linux_X86_64 LibreOffice_project/00m0$Build-3</meta:generator>
    <meta:document-statistic meta:table-count="2" meta:cell-count="330" meta:object-count="0"/>
  </office:meta>
</office:document-meta>
</file>